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68cm" svg:y1="1.032cm" svg:x2="0.968cm" svg:y2="20.005cm" svg:d="M968 1032v18973" svg:viewBox="0 0 1 18974">
          <text:p/>
        </draw:connector>
        <draw:connector draw:style-name="gr1" draw:text-style-name="P1" xml:id="id2" draw:id="id2" draw:layer="layout" draw:type="line" svg:x1="0.968cm" svg:y1="1.032cm" svg:x2="28.684cm" svg:y2="1.032cm" draw:start-shape="id1" draw:start-glue-point="2" svg:d="M968 1032h27716" svg:viewBox="0 0 27717 1">
          <text:p/>
        </draw:connector>
        <draw:connector draw:style-name="gr1" draw:text-style-name="P1" xml:id="id3" draw:id="id3" draw:layer="layout" draw:type="line" svg:x1="28.684cm" svg:y1="1.032cm" svg:x2="28.684cm" svg:y2="19.972cm" draw:start-shape="id2" draw:start-glue-point="3" svg:d="M28684 1032v18940" svg:viewBox="0 0 1 18941">
          <text:p/>
        </draw:connector>
        <draw:connector draw:style-name="gr1" draw:text-style-name="P1" draw:layer="layout" draw:type="line" svg:x1="0.968cm" svg:y1="20.005cm" svg:x2="6.001cm" svg:y2="20.005cm" draw:start-shape="id1" draw:start-glue-point="3" svg:d="M968 20005h5033" svg:viewBox="0 0 5034 1">
          <text:p/>
        </draw:connector>
        <draw:connector draw:style-name="gr1" draw:text-style-name="P1" draw:layer="layout" draw:type="line" svg:x1="28.684cm" svg:y1="19.972cm" svg:x2="24.619cm" svg:y2="20.037cm" draw:start-shape="id3" draw:start-glue-point="3" svg:d="M28684 19972l-4065 65" svg:viewBox="0 0 4066 66">
          <text:p/>
        </draw:connector>
        <draw:connector draw:style-name="gr1" draw:text-style-name="P1" draw:layer="layout" draw:type="line" svg:x1="8.034cm" svg:y1="20.069cm" svg:x2="22.747cm" svg:y2="20.037cm" svg:d="M8034 20069l14713-32" svg:viewBox="0 0 14714 33">
          <text:p/>
        </draw:connector>
        <draw:connector draw:style-name="gr1" draw:text-style-name="P1" draw:layer="layout" draw:type="line" svg:x1="6.001cm" svg:y1="20.908cm" svg:x2="6.001cm" svg:y2="18.714cm" svg:d="M6001 20908v-2194" svg:viewBox="0 0 1 2195">
          <text:p/>
        </draw:connector>
        <draw:connector draw:style-name="gr1" draw:text-style-name="P1" draw:layer="layout" draw:type="line" svg:x1="8.002cm" svg:y1="20.908cm" svg:x2="8.002cm" svg:y2="18.746cm" svg:d="M8002 20908v-2162" svg:viewBox="0 0 1 2163">
          <text:p/>
        </draw:connector>
        <draw:connector draw:style-name="gr1" draw:text-style-name="P1" draw:layer="layout" draw:type="line" svg:x1="22.78cm" svg:y1="20.908cm" svg:x2="22.78cm" svg:y2="18.488cm" svg:d="M22780 20908v-2420" svg:viewBox="0 0 1 2421">
          <text:p/>
        </draw:connector>
        <draw:connector draw:style-name="gr1" draw:text-style-name="P1" draw:layer="layout" draw:type="line" svg:x1="24.554cm" svg:y1="20.973cm" svg:x2="24.554cm" svg:y2="18.52cm" svg:d="M24554 20973v-2453" svg:viewBox="0 0 1 2454">
          <text:p/>
        </draw:connector>
        <draw:custom-shape draw:style-name="gr2" draw:text-style-name="P1" draw:layer="layout" svg:width="0.9cm" svg:height="1.3cm" svg:x="2.2cm" svg:y="1cm">
          <text:p text:style-name="P1">0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.2cm" svg:y="2.3cm">
          <text:p text:style-name="P1">10</text:p>
          <draw:enhanced-geometry svg:viewBox="0 0 21600 21600" draw:type="rectangle" draw:enhanced-path="M 0 0 L 21600 0 21600 21600 0 21600 0 0 Z N"/>
        </draw:custom-shape>
        <draw:connector draw:style-name="gr1" draw:text-style-name="P1" xml:id="id4" draw:id="id4" draw:layer="layout" draw:type="line" svg:x1="5.001cm" svg:y1="1cm" svg:x2="5.001cm" svg:y2="8.97cm" svg:d="M5001 1000v7970" svg:viewBox="0 0 1 7971">
          <text:p/>
        </draw:connector>
        <draw:connector draw:style-name="gr1" draw:text-style-name="P1" draw:layer="layout" draw:type="line" svg:x1="5.001cm" svg:y1="8.97cm" svg:x2="0.903cm" svg:y2="8.97cm" draw:start-shape="id4" draw:start-glue-point="3" svg:d="M5001 8970h-4098" svg:viewBox="0 0 4099 1">
          <text:p/>
        </draw:connector>
        <draw:frame draw:style-name="gr3" draw:text-style-name="P2" draw:layer="layout" svg:width="10.8cm" svg:height="2.25cm" svg:x="10.4cm" svg:y="8.05cm">
          <draw:text-box>
            <text:p text:style-name="P2"><text:span text:style-name="T1">Auditór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1:18:19.328326909</meta:creation-date>
    <dc:date>2016-06-30T13:13:07.733273810</dc:date>
    <dc:creator>SD Canto</dc:creator>
    <meta:editing-duration>PT2M6S</meta:editing-duration>
    <meta:editing-cycles>1</meta:editing-cycles>
    <meta:document-statistic meta:object-count="15"/>
    <meta:generator>LibreOffice/4.2.8.2$Linux_x86 LibreOffice_project/420m0$Build-2</meta:generator>
  </office:meta>
</office:document-meta>
</file>